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9c6d" officeooo:paragraph-rsid="001b9c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Hunt</meta:initial-creator>
    <meta:creation-date>2017-06-10T15:12:43.901753465</meta:creation-date>
    <dc:date>2017-06-10T15:14:23.148394229</dc:date>
    <dc:creator>Tom Hunt</dc:creator>
    <meta:editing-duration>PT1M39S</meta:editing-duration>
    <meta:editing-cycles>1</meta:editing-cycles>
    <meta:document-statistic meta:table-count="0" meta:image-count="0" meta:object-count="0" meta:page-count="1" meta:paragraph-count="1" meta:word-count="3" meta:character-count="21" meta:non-whitespace-character-count="19"/>
    <meta:generator>LibreOffice/5.0.3.2$Linux_X86_64 LibreOffice_project/00m0$Build-2</meta:generator>
  </office:meta>
</office:document-meta>
</file>